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subtitle">
      <style:graphic-properties draw:fill-color="#ffffff" draw:auto-grow-height="true" fo:min-height="18.773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subtitle" style:list-style-name="L2">
      <style:graphic-properties draw:fill-color="#ffffff"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 style:list-style-name="L4">
      <style:graphic-properties draw:auto-grow-height="true" fo:min-height="13.86cm"/>
    </style:style>
    <style:style style:name="pr7" style:family="presentation" style:parent-style-name="Glossy-subtitle" style:list-style-name="L2">
      <style:graphic-properties draw:fill-color="#ffffff" fo:min-height="13.609cm"/>
    </style:style>
    <style:style style:name="pr8" style:family="presentation" style:parent-style-name="Glossy-outline1" style:list-style-name="L4">
      <style:graphic-properties draw:auto-grow-height="true" fo:min-height="13.86cm"/>
    </style:style>
    <style:style style:name="pr9" style:family="presentation" style:parent-style-name="Glossy-outline1" style:list-style-name="L4">
      <style:graphic-properties draw:auto-grow-height="true" fo:min-height="13.86cm"/>
    </style:style>
    <style:style style:name="pr10" style:family="presentation" style:parent-style-name="Glossy-subtitle" style:list-style-name="L2">
      <style:graphic-properties draw:fill-color="#ffffff" fo:min-height="13.609cm"/>
    </style:style>
    <style:style style:name="pr11" style:family="presentation" style:parent-style-name="Glossy-outline1" style:list-style-name="L4">
      <style:graphic-properties draw:auto-grow-height="true" fo:min-height="13.86cm"/>
    </style:style>
    <style:style style:name="pr12" style:family="presentation" style:parent-style-name="Glossy-outline1" style:list-style-name="L4">
      <style:graphic-properties draw:auto-grow-height="true" fo:min-height="13.8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</style:style>
    <style:style style:name="P3" style:family="paragraph">
      <style:paragraph-properties fo:margin-left="0cm" fo:margin-right="0cm" fo:margin-top="1.524cm" fo:margin-bottom="0cm" fo:text-align="center" fo:text-indent="0cm"/>
      <style:text-properties fo:font-family="FreeSans" style:font-family-generic="swiss" style:font-pitch="variable" fo:font-size="28pt" style:font-size-asian="28pt" style:font-size-complex="28pt"/>
    </style:style>
    <style:style style:name="P4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fo:font-family="FreeSans" style:font-family-generic="swiss" style:font-pitch="variable"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FreeSans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1.016cm"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style:use-window-font-color="true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0cm" presentation:class="subtitle">
          <draw:text-box>
            <text:p><text:span text:style-name="T1">Arrays of Objects in C++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Arrays of Objects (static)</text:p>
          </draw:text-box>
        </draw:frame>
        <draw:frame presentation:style-name="pr4" draw:text-style-name="P3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<text:span text:style-name="T2">Στην C++ για να έχουμε στατικό πίνακα με αντικείμενα κάποιας κλάσης, πρέπει να ορίζεται για την κλάση αυτή, constructor χωρίς ορίσματα (είτε ο default που υπάρχει αν δεν ορίσουμε εμείς κάποιον, είτε να έχουμε ορίσει και έναν χωρίς ορίσματα)</text:span></text:p>
              </text:list-item>
              <text:list-item>
                <text:p text:style-name="P2"><text:span text:style-name="T2">Αυτό γιατί δεν προσφέρεται από την γλώσσα (στο τρέχον standard) τρόπος για να αρχικοποιηθεί κάθε αντικείμενο του πίνακα με ορίσματα από τον χρήστη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Arrays of Objects (static)</text:p>
          </draw:text-box>
        </draw:frame>
        <draw:frame presentation:style-name="pr6" draw:text-style-name="P4" draw:layer="layout" svg:width="12.296cm" svg:height="14.335cm" svg:x="1.4cm" svg:y="4.914cm" presentation:class="outline" presentation:user-transformed="true">
          <draw:text-box>
            <text:list text:style-name="L3">
              <text:list-header>
                <text:p>class A</text:p>
                <text:p>{</text:p>
                <text:list>
                  <text:list-header>
                    <text:p>…</text:p>
                    <text:p>public:</text:p>
                    <text:p>A (void) {…}</text:p>
                    <text:p>...</text:p>
                  </text:list-header>
                </text:list>
                <text:p>};</text:p>
                <text:p>…</text:p>
                <text:p>A array[10]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0">
        <office:forms form:automatic-focus="false" form:apply-design-mode="false"/>
        <draw:frame presentation:style-name="pr3" draw:layer="layout" svg:width="26.004cm" svg:height="3.507cm" svg:x="1.301cm" svg:y="0cm" presentation:class="title" presentation:user-transformed="true">
          <draw:text-box>
            <text:p>Arrays of Objects (dynamic 1level)</text:p>
          </draw:text-box>
        </draw:frame>
        <draw:frame presentation:style-name="pr7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<text:span text:style-name="T2">Αν για τις ανάγκες του προγράμματος, θέλουμε κάθε αντικείμενο του πίνακα να αρχικοποιηθεί με συγκεκριμένα ορίσματα, τότε πρέπει να δημιουργηθεί κάθε αντικείμενο δυναμικά και ο πίνακας να είναι πίνακας με δείκτες σε αυτά τα αντικείμενα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3" draw:layer="layout" svg:width="26.004cm" svg:height="3.507cm" svg:x="1.301cm" svg:y="0cm" presentation:class="title" presentation:user-transformed="true">
          <draw:text-box>
            <text:p>Arrays of Objects (dynamic 1level)</text:p>
          </draw:text-box>
        </draw:frame>
        <draw:frame presentation:style-name="pr8" draw:text-style-name="P4" draw:layer="layout" svg:width="12.296cm" svg:height="13.86cm" svg:x="1.4cm" svg:y="4.914cm" presentation:class="outline" presentation:user-transformed="true">
          <draw:text-box>
            <text:list text:style-name="L3">
              <text:list-header>
                <text:p>class A</text:p>
                <text:p>{</text:p>
                <text:list>
                  <text:list-header>
                    <text:p>…</text:p>
                    <text:p>public:</text:p>
                    <text:p>A (int i) {…}</text:p>
                    <text:p>...</text:p>
                  </text:list-header>
                </text:list>
                <text:p>};</text:p>
              </text:list-header>
            </text:list>
          </draw:text-box>
        </draw:frame>
        <draw:frame presentation:style-name="pr9" draw:text-style-name="P4" draw:layer="layout" svg:width="12.296cm" svg:height="14.6cm" svg:x="15.009cm" svg:y="4.915cm" presentation:class="outline" presentation:user-transformed="true">
          <draw:text-box>
            <text:list text:style-name="L3">
              <text:list-header>
                <text:p>// Δέσμευση</text:p>
                <text:p>A* array[10];</text:p>
                <text:p>for (i = 0 ; i &lt; 10 ; i++)</text:p>
                <text:list>
                  <text:list-header>
                    <text:p>array[i] = new A(i);</text:p>
                    <text:p/>
                  </text:list-header>
                </text:list>
                <text:p>// Αποδέσμευση</text:p>
                <text:p>for (i = 0 ; i &lt; 10 ; i++)</text:p>
                <text:list>
                  <text:list-header>
                    <text:p>delete array[i];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0">
        <office:forms form:automatic-focus="false" form:apply-design-mode="false"/>
        <draw:frame presentation:style-name="pr3" draw:layer="layout" svg:width="26.004cm" svg:height="3.507cm" svg:x="1.301cm" svg:y="0cm" presentation:class="title" presentation:user-transformed="true">
          <draw:text-box>
            <text:p>Arrays of Objects (dynamic 2level)</text:p>
          </draw:text-box>
        </draw:frame>
        <draw:frame presentation:style-name="pr10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<text:span text:style-name="T2">Αν και το μέγεθος του πίνακα δεν είναι σταθερό πάντα, πρέπει και ο πίνακας με τους δείκτες με τη σειρά του να δεσμευτεί δυναμικ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presentation:style-name="pr3" draw:layer="layout" svg:width="26.004cm" svg:height="3.507cm" svg:x="1.301cm" svg:y="0cm" presentation:class="title" presentation:user-transformed="true">
          <draw:text-box>
            <text:p>Arrays of Objects (dynamic 2level)</text:p>
          </draw:text-box>
        </draw:frame>
        <draw:frame presentation:style-name="pr11" draw:text-style-name="P4" draw:layer="layout" svg:width="12.296cm" svg:height="13.86cm" svg:x="1.4cm" svg:y="4.914cm" presentation:class="outline" presentation:user-transformed="true">
          <draw:text-box>
            <text:list text:style-name="L3">
              <text:list-header>
                <text:p>class A</text:p>
                <text:p>{</text:p>
                <text:list>
                  <text:list-header>
                    <text:p>…</text:p>
                    <text:p>public:</text:p>
                    <text:p>A (int i) {…}</text:p>
                    <text:p>...</text:p>
                  </text:list-header>
                </text:list>
                <text:p>};</text:p>
              </text:list-header>
            </text:list>
          </draw:text-box>
        </draw:frame>
        <draw:frame presentation:style-name="pr12" draw:text-style-name="P4" draw:layer="layout" svg:width="12.296cm" svg:height="16.631cm" svg:x="15.009cm" svg:y="4.915cm" presentation:class="outline" presentation:user-transformed="true">
          <draw:text-box>
            <text:list text:style-name="L3">
              <text:list-header>
                <text:p>// Δέσμευση</text:p>
                <text:p>A** array;</text:p>
                <text:p>array = new A*[N];</text:p>
                <text:p>for (i = 0 ; i &lt; N ; i++)</text:p>
                <text:list>
                  <text:list-header>
                    <text:p>array[i] = new A(i);</text:p>
                  </text:list-header>
                </text:list>
                <text:p>// Αποδέσμευση</text:p>
                <text:p>for (i = 0 ; i &lt; N ; i++)</text:p>
                <text:list>
                  <text:list-header>
                    <text:p>delete array[i];</text:p>
                  </text:list-header>
                </text:list>
                <text:p>delete[] array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</meta:initial-creator>
    <meta:creation-date>2010-09-27T15:35:57</meta:creation-date>
    <meta:editing-duration>PT04H08M59S</meta:editing-duration>
    <meta:editing-cycles>58</meta:editing-cycles>
    <dc:date>2010-11-17T02:58:22</dc:date>
    <dc:creator>george </dc:creator>
    <meta:generator>OpenOffice.org/3.2$Unix OpenOffice.org_project/320m19$Build-9505</meta:generator>
    <meta:document-statistic meta:object-count="61"/>
  </office:meta>
</office:document-meta>
</file>